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eaf67" officeooo:paragraph-rsid="000eaf67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0eaf67" officeooo:paragraph-rsid="000eaf67"/>
    </style:style>
    <style:style style:name="P5" style:family="paragraph" style:parent-style-name="Standard" style:list-style-name="L2"/>
    <style:style style:name="T1" style:family="text">
      <style:text-properties officeooo:rsid="000eaf6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af67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af67" style:font-style-asian="italic" style:font-style-complex="italic"/>
    </style:style>
    <style:style style:name="T7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0eaf67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to Prátic<text:span text:style-name="T1">o</text:span> 1 – <text:span text:style-name="T1">A</text:span>presentação</text:p>
      <text:p text:style-name="P2"/>
      <text:p text:style-name="P3"><text:span text:style-name="T3">Nome: </text:span>Maria Eduarda Zanetti Moro e Guilherme Augusto</text:p>
      <text:p text:style-name="P3"/>
      <text:p text:style-name="P3"><text:span text:style-name="T3">Professor:</text:span> Lucas Lins</text:p>
      <text:p text:style-name="P3"/>
      <text:p text:style-name="Standard"/>
      <text:p text:style-name="Standard"><text:span text:style-name="T4">Sobre:</text:span><text:span text:style-name="T1"> O projeto é sobre</text:span> uma série de classes <text:span text:style-name="T1">na linguagem PHP, </text:span>para um sistema de venda de ingressos para um cinema.</text:p>
      <text:p text:style-name="Standard"/>
      <text:p text:style-name="P4"><text:span text:style-name="T3">Métodos Utilizados:</text:span> PHP, HTML, CSS, Herança, Abstract, Interface, Classes, Objetos e Construtores.</text:p>
      <text:p text:style-name="P4"/>
      <text:p text:style-name="Standard"/>
      <text:p text:style-name="P1"><text:span text:style-name="T1">E</text:span>xplicaçõ<text:span text:style-name="T1">es</text:span> de cada classe e sua função:</text:p>
      <text:p text:style-name="P1"/>
      <text:p text:style-name="Standard"/>
      <text:list xml:id="list2965942861" text:style-name="L2">
        <text:list-item>
          <text:p text:style-name="P5">A interface <text:span text:style-name="T7">SalaInterface</text:span> define dois métodos: <text:span text:style-name="T8">getNumero()</text:span> e <text:span text:style-name="T8">getCapacidade()</text:span>. Esta interface é implementada pela classe <text:span text:style-name="T8">Sessao</text:span>.</text:p>
        </text:list-item>
      </text:list>
      <text:p text:style-name="Standard"/>
      <text:list xml:id="list213226304075080" text:continue-numbering="true" text:style-name="L2">
        <text:list-item>
          <text:p text:style-name="P5">A classe abstrata <text:span text:style-name="T8">Ingresso</text:span> define uma propriedade <text:span text:style-name="T8">$valor</text:span> e dois métodos: <text:span text:style-name="T8">__construct()</text:span> e <text:span text:style-name="T8">getValor()</text:span>. Além disso, ela define um método abstrato <text:span text:style-name="T8">imprimeTipo()</text:span>, que é implementado por suas subclasses concretas <text:span text:style-name="T8">IngressoInteira</text:span> e <text:span text:style-name="T8">IngressoMeia</text:span>.</text:p>
        </text:list-item>
      </text:list>
      <text:p text:style-name="Standard"/>
      <text:list xml:id="list213227976873483" text:continue-numbering="true" text:style-name="L2">
        <text:list-item>
          <text:p text:style-name="P5">A classe <text:span text:style-name="T8">Sessao</text:span> representa uma sessão de cinema em uma determinada sala. Ela tem propriedades como <text:span text:style-name="T8">$numero</text:span>, <text:span text:style-name="T8">$capacidade</text:span>, <text:span text:style-name="T8">$filme</text:span> e <text:span text:style-name="T8">$horario</text:span>, além de um array <text:span text:style-name="T8">$ingressos</text:span> que armazena os ingressos vendidos para essa sessão. Ela implementa a interface <text:span text:style-name="T8">SalaInterface</text:span> e tem métodos como <text:span text:style-name="T8">getNumero()</text:span>, <text:span text:style-name="T8">getCapacidade()</text:span>, <text:span text:style-name="T8">getHorarios()</text:span>, <text:span text:style-name="T8">adicionaIngresso()</text:span>, <text:span text:style-name="T8">imprimeIngressos() </text:span>e <text:span text:style-name="T8">getFilme()</text:span>.</text:p>
          <text:p text:style-name="P5"/>
        </text:list-item>
        <text:list-item>
          <text:p text:style-name="P5">A classe <text:span text:style-name="T8">IngressoInteira</text:span> e <text:span text:style-name="T8">IngressoMeia</text:span> são classes concretas que herdam da classe abstrata Ingresso. Elas implementam o método abstrato <text:span text:style-name="T8">imprimeTipo()</text:span> e representam os ingressos de inteira e meia entrada, respectivamente.</text:p>
        </text:list-item>
      </text:list>
      <text:p text:style-name="Standard"/>
      <text:list xml:id="list213227716123047" text:continue-numbering="true" text:style-name="L2">
        <text:list-item>
          <text:p text:style-name="P5">A classe <text:span text:style-name="T8">Cinema</text:span> representa um cinema e tem uma propriedade <text:span text:style-name="T8">$salas</text:span>, que é um array de objetos que implementam a interface <text:span text:style-name="T8">SalaInterface</text:span>. Ela tem métodos como <text:span text:style-name="T8">adicionaSala()</text:span>, <text:span text:style-name="T8">adicionaIngresso()</text:span> e <text:span text:style-name="T8">imprimeIngressos()</text:span>.</text:p>
        </text:list-item>
      </text:list>
      <text:p text:style-name="Standard"/>
      <text:list xml:id="list213227192416711" text:continue-numbering="true" text:style-name="L2">
        <text:list-item>
          <text:p text:style-name="P5">A classe <text:span text:style-name="T8">Filme</text:span> representa um filme e tem propriedades como <text:span text:style-name="T8">$titulo</text:span>, <text:span text:style-name="T8">$duracao</text:span>, <text:span text:style-name="T8">$genero</text:span> e <text:span text:style-name="T8">$classificacao</text:span>. Ela tem métodos como <text:span text:style-name="T9">__construct()</text:span><text:span text:style-name="T1">, </text:span><text:span text:style-name="T8">getTitulo()</text:span>, <text:span text:style-name="T8">getDuracao()</text:span>, <text:span text:style-name="T8">getGenero()</text:span> e <text:span text:style-name="T8">getClassificacao()</text:span>.</text:p>
          <text:p text:style-name="P5"/>
        </text:list-item>
      </text:list>
      <text:p text:style-name="Standard"/>
      <text:p text:style-name="Standard">No geral, esse código implementa um sistema de venda de ingressos para um cinema, permitindo que os usuários comprem ingressos para sessões em salas específicas. A classe <text:span text:style-name="T8">Cinema</text:span> pode gerenciar várias salas e exibir informações sobre os filmes em exibição, enquanto a classe <text:span text:style-name="T8">Sessao</text:span> permite que os ingressos sejam adicionados e exibidos para uma sessão específica. As classes <text:span text:style-name="T8">IngressoInteira</text:span> e <text:span text:style-name="T8">IngressoMeia</text:span> representam os tipos de ingressos disponíveis para compra, enquanto a classe <text:span text:style-name="T8">Filme</text:span> contém informações sobre o filme sendo exibi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21:13:36.625240686</meta:creation-date>
    <dc:date>2023-04-25T21:32:26.006813119</dc:date>
    <meta:editing-duration>PT18M51S</meta:editing-duration>
    <meta:editing-cycles>1</meta:editing-cycles>
    <meta:document-statistic meta:table-count="0" meta:image-count="0" meta:object-count="0" meta:page-count="1" meta:paragraph-count="15" meta:word-count="327" meta:character-count="2280" meta:non-whitespace-character-count="1973"/>
    <meta:generator>LibreOffice/7.4.3.2$Linux_X86_64 LibreOffice_project/40$Build-2</meta:generator>
  </office:meta>
</office:document-meta>
</file>